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Standard">
      <style:text-properties fo:font-size="6pt" style:font-size-asian="6pt" style:font-size-complex="6pt"/>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Contents_20_1">
      <style:paragraph-properties>
        <style:tab-stops>
          <style:tab-stop style:position="6.2673in" style:type="right" style:leader-style="dotted" style:leader-text="."/>
        </style:tab-stops>
      </style:paragraph-properties>
    </style:style>
    <style:style style:name="P31" style:family="paragraph" style:parent-style-name="Contents_20_2">
      <style:paragraph-properties>
        <style:tab-stops>
          <style:tab-stop style:position="6.0673in" style:type="right" style:leader-style="dotted" style:leader-text="."/>
        </style:tab-stops>
      </style:paragraph-properties>
    </style:style>
    <style:style style:name="P32" style:family="paragraph" style:parent-style-name="Contents_20_3">
      <style:paragraph-properties>
        <style:tab-stops>
          <style:tab-stop style:position="5.8673in" style:type="right" style:leader-style="dotted" style:leader-text="."/>
        </style:tab-stops>
      </style:paragraph-properties>
    </style:style>
    <style:style style:name="P33"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4"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5/03/09</text:modification-date></text:p>
              </table:table-cell>
            </table:table-row>
            <table:table-row>
              <table:table-cell table:style-name="Titles.A2" office:value-type="string">
                <text:p text:style-name="Table_20_Contents">Issue</text:p>
              </table:table-cell>
              <table:table-cell table:style-name="Titles.B4" office:value-type="float" office:value="0.6">
                <text:p text:style-name="Table_20_Contents">0.6</text:p>
              </table:table-cell>
            </table:table-row>
          </table:table>
          <text:p text:style-name="Table"/>
        </draw:text-box>
      </draw:frame>
      <text:p text:style-name="Standard"/>
      <text:list xml:id="list29615634"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0. <text:s/>Document Control<text:tab/>2</text:p>
          <text:p text:style-name="P31"><text:s/>0.1. <text:s/>Table of Contents<text:tab/>2</text:p>
          <text:p text:style-name="P31"><text:s/>0.2. <text:s/>References<text:tab/>2</text:p>
          <text:p text:style-name="P31"><text:s/>0.3. <text:s/>Document History<text:tab/>3</text:p>
          <text:p text:style-name="P30"><text:s/>1. <text:s/>Introduction<text:tab/>4</text:p>
          <text:p text:style-name="P31"><text:s/>1.1. <text:s/>VDM<text:tab/>4</text:p>
          <text:p text:style-name="P30"><text:s/>2. <text:s/>Using VDMJ<text:tab/>5</text:p>
          <text:p text:style-name="P31"><text:s/>2.1. <text:s/>Starting VDMJ<text:tab/>5</text:p>
          <text:p text:style-name="P31"><text:s/>2.2. <text:s/>Parsing, Type Checking, and Proof Obligations<text:tab/>7</text:p>
          <text:p text:style-name="P31"><text:s/>2.3. <text:s/>The Interpreter<text:tab/>7</text:p>
          <text:p text:style-name="P32"><text:s/>2.3.1. <text:s/>Suppressing Runtime Checks<text:tab/>13</text:p>
          <text:p text:style-name="P31"><text:s/>2.4. <text:s/>Debugging<text:tab/>14</text:p>
          <text:p text:style-name="P32"><text:s/>2.4.1. <text:s/>Single-threaded Debugging<text:tab/>14</text:p>
          <text:p text:style-name="P32"><text:s/>2.4.2. <text:s/>Multi-threaded Debugging<text:tab/>16</text:p>
          <text:p text:style-name="P30"><text:s/>3. <text:s/>Combinatorial Testing<text:tab/>19</text:p>
          <text:p text:style-name="P30"><text:s/>4. <text:s/>Internationalization (I18N)<text:tab/>22</text:p>
          <text:p text:style-name="P30"><text:s/>5. <text:s/>Appendix A: The shmem Example<text:tab/>23</text:p>
          <text:p text:style-name="P30"><text:s/>6. <text:s/>Appendix B: Supported Character Sets<text:tab/>27</text:p>
        </text:index-body>
      </text:table-of-content>
      <text:list xml:id="list29611073" text:continue-numbering="true" text:style-name="Outline">
        <text:list-item>
          <text:list>
            <text:list-item>
              <text:h text:style-name="P26" text:outline-level="2">References</text:h>
            </text:list-item>
          </text:list>
        </text:list-item>
      </text:list>
      <text:list xml:id="list2961510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4">The VDMTools VDM++ Language Manual, http://www.vdmtools.jp/uploads/manuals/langmanpp_a4E.pdf</text:p>
        </text:list-item>
        <text:list-item>
          <text:p text:style-name="P34">Validated Designs for Object-oriented Systems, by John Fitzgerald et. al., <text:a xlink:type="simple" xlink:href="http://www.vdmbook.com/">http://www.vdmbook.com/</text:a></text:p>
        </text:list-item>
        <text:list-item>
          <text:p text:style-name="P34">User Manual for the Overture Combinatorial Testing Plug-in, by Peter Gorm Larsen and Kenneth Lausdahl.</text:p>
        </text:list-item>
      </text:list>
      <text:list xml:id="list29595772" text:continue-list="list29611073"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A1" office:value-type="string">
            <text:p text:style-name="Table_20_Contents"><text:modification-date style:data-style-name="N37">05/03/09</text:modification-date></text:p>
          </table:table-cell>
          <table:table-cell table:style-name="History.A1" office:value-type="string">
            <text:p text:style-name="Table_20_Contents">Added the Combinatorial Testing section.</text:p>
          </table:table-cell>
        </table:table-row>
      </table:table>
      <text:p text:style-name="Table"><text:span text:style-name="Caption_20_characters"/></text:p>
      <text:list xml:id="list29608375" text:continue-numbering="true" text:style-name="Outline">
        <text:list-item>
          <text:h text:style-name="Heading_20_1" text:outline-level="1">Introduction</text:h>
        </text:list-item>
      </text:list>
      <text:p text:style-name="Text_20_body">VDMJ provides computer based tool support for the VDM-SL and VDM++ specification languages, written in Java. The tool includes a parser, a type checker, an interpreter, a proof obligation generator and a debugger. It is a command line tool only.</text:p>
      <text:list xml:id="list2960184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9618789"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_0.1_090114.jar</text:p>
      <text:p text:style-name="Preformatted_20_Text">VDMJ: You must specify either -vdmsl, -vdmpp or -overture</text:p>
      <text:p text:style-name="Preformatted_20_Text"/>
      <text:p text:style-name="Preformatted_20_Text">Usage: VDMJ &lt;-vdmsl | -vdmpp | -overture&gt; [&lt;options&gt;] [&lt;files&gt;]</text:p>
      <text:p text:style-name="Preformatted_20_Text">-vdmsl: parse files as VDM-SL</text:p>
      <text:p text:style-name="Preformatted_20_Text">-vdmpp: parse files as VDM++</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_0.1_090114.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_0.1_090114.jar -vdmsl -q -w flat.def</text:p>
      <text:p text:style-name="P12">&lt;quiet!&gt;</text:p>
      <text:p text:style-name="P12"/>
      <text:p text:style-name="P12"/>
      <text:p text:style-name="P13">$ java -jar vdmj_0.1_090114.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_0.1_090114.jar -vdmsl -e "f(10)" -q -w flat.def</text:p>
      <text:p text:style-name="P12">3628800</text:p>
      <text:p text:style-name="P12"/>
      <text:p text:style-name="P12"/>
      <text:p text:style-name="P13">$ java -jar vdmj_0.1_090114.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_0.1_090114.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_0.1_090114.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_0.1_090114.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list xml:id="list29613634" text:continue-numbering="true" text:style-name="Outline">
        <text:list-item>
          <text:list>
            <text:list-item>
              <text:h text:style-name="P27"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29591855" text:continue-numbering="true" text:style-name="Outline">
        <text:list-item>
          <text:list>
            <text:list-item>
              <text:h text:style-name="P27"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_0.1_090114.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text:soft-page-break/>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text:soft-page-break/>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boolean expressions, one per line:</text:span></text:p>
      <text:p text:style-name="P12"/>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_0.1_090114.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text:soft-page-break/>&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_0.1_090114.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text:soft-page-break/>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_0.1_090114.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text:soft-page-break/>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text:soft-page-break/>=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29617122" text:continue-numbering="true" text:style-name="Outline">
        <text:list-item>
          <text:list>
            <text:list-item>
              <text:list>
                <text:list-item>
                  <text:h text:style-name="P29"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29609144" text:continue-numbering="true" text:style-name="Outline">
        <text:list-item>
          <text:list>
            <text:list-item>
              <text:h text:style-name="P28" text:outline-level="2">Debugging</text:h>
              <text:list>
                <text:list-item>
                  <text:h text:style-name="P29"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above,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text:p>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text:soft-page-break/>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29603364" text:continue-numbering="true" text:style-name="Outline">
        <text:list-item>
          <text:list>
            <text:list-item>
              <text:list>
                <text:list-item>
                  <text:h text:style-name="Heading_20_3" text:outline-level="3">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text:soft-page-break/></text:p>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text:soft-page-break/>...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9598418"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stat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Tested`op1(); obj.Tested`op2(4, 5); obj.Tested`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29604859"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_0.1_0811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_0.1_0811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_0.1_0811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_0.1_0811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29590857"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29594792"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05/03/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6</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7</text:page-number> of <text:page-count style:num-format="1">2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05/03/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50</meta:editing-cycles>
    <meta:editing-duration>PT08H49M32S</meta:editing-duration>
    <dc:date>2009-03-05T09:49:57.02</dc:date>
    <dc:creator>Nick Battle</dc:creator>
    <meta:keyword>VDMJ</meta:keyword>
    <dc:subject>VDMJ</dc:subject>
    <meta:document-statistic meta:table-count="5" meta:image-count="0" meta:object-count="0" meta:page-count="27" meta:paragraph-count="1057" meta:word-count="8464" meta:character-count="49892"/>
    <meta:user-defined meta:name="Info 1"/>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